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hub_pat_11AGKSYMY0bLrpv5tBDzdX_ZJaVXQ9v14NMPkm40fZDWBUQbJCTegaEcPLJbKNlLoFW4IG7HPV2OgscpN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clipseSpark </meta:initial-creator>
    <meta:creation-date>2011-11-28T23:36:19</meta:creation-date>
    <meta:generator>LibreOffice/25.2.1.2$Linux_X86_64 LibreOffice_project/520$Build-2</meta:generator>
    <dc:date>2025-04-08T01:27:03.240574338</dc:date>
    <meta:editing-duration>PT10M3S</meta:editing-duration>
    <meta:editing-cycles>2</meta:editing-cycles>
    <meta:document-statistic meta:table-count="0" meta:image-count="0" meta:object-count="0" meta:page-count="1" meta:paragraph-count="1" meta:word-count="1" meta:character-count="93" meta:non-whitespace-character-count="93"/>
  </office:meta>
</office:document-meta>
</file>